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1"/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bodyheader2">
      <style:paragraph-properties fo:background-color="#e6e6e6" fo:padding="0.049cm" fo:border="0.06pt solid #000000">
        <style:background-image/>
      </style:paragraph-properties>
    </style:style>
    <style:style style:name="P6" style:family="paragraph" style:parent-style-name="bodyheader2">
      <style:paragraph-properties fo:text-align="start" style:justify-single-word="false" fo:background-color="#e6e6e6" fo:padding="0.049cm" fo:border="0.06pt solid #000000">
        <style:background-image/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bodyheader4">
      <style:paragraph-properties fo:background-color="#e6e6e6" fo:padding="0.049cm" fo:border="0.06pt solid #000000">
        <style:background-image/>
      </style:paragraph-properties>
    </style:style>
    <style:style style:name="P12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bodyheader4">
      <style:paragraph-properties fo:background-color="#e6e6e6" fo:padding="0.049cm" fo:border="0.06pt solid #000000">
        <style:background-image/>
      </style:paragraph-properties>
      <style:text-properties fo:font-weight="normal" style:font-weight-asian="normal" style:font-weight-complex="normal"/>
    </style:style>
    <style:style style:name="P14" style:family="paragraph" style:parent-style-name="bodyheader3">
      <style:text-properties fo:font-weight="bold" style:font-weight-asian="bold" style:font-weight-complex="bold"/>
    </style:style>
    <style:style style:name="P15" style:family="paragraph" style:parent-style-name="bodyheader3">
      <style:paragraph-properties fo:background-color="#e6e6e6" fo:padding="0.049cm" fo:border="0.06pt solid #000000">
        <style:background-image/>
      </style:paragraph-properties>
    </style:style>
    <style:style style:name="P16" style:family="paragraph" style:parent-style-name="bodyheader3">
      <style:paragraph-properties fo:background-color="#e6e6e6" fo:padding="0.049cm" fo:border="0.06pt solid #000000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bodyheader3">
      <style:paragraph-properties fo:text-align="justify" style:justify-single-word="false" fo:background-color="#e6e6e6" fo:padding="0.049cm" fo:border="0.06pt solid #000000">
        <style:background-image/>
      </style:paragraph-properties>
    </style:style>
    <style:style style:name="P18" style:family="paragraph" style:parent-style-name="Title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apport 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des matières</text:p>
          </text:index-title>
          <text:p text:style-name="P8"><text:a xlink:type="simple" xlink:href="#__RefHeading__106_74103170" text:style-name="Index_20_Link" text:visited-style-name="Index_20_Link"><text:s/>1 Architecture rmi de base (en clair)<text:tab/>4</text:a></text:p>
          <text:p text:style-name="P8"><text:a xlink:type="simple" xlink:href="#__RefHeading__108_74103170" text:style-name="Index_20_Link" text:visited-style-name="Index_20_Link"><text:s/>2 Choix de la chaîne de certification<text:tab/>4</text:a></text:p>
          <text:p text:style-name="P9"><text:a xlink:type="simple" xlink:href="#__RefHeading__110_74103170" text:style-name="Index_20_Link" text:visited-style-name="Index_20_Link"><text:s/>2.1 Vocabulaire<text:tab/>4</text:a></text:p>
          <text:p text:style-name="P9"><text:a xlink:type="simple" xlink:href="#__RefHeading__112_74103170" text:style-name="Index_20_Link" text:visited-style-name="Index_20_Link"><text:s/>2.2 Chaîne de certification 1<text:tab/>4</text:a></text:p>
          <text:p text:style-name="P10"><text:a xlink:type="simple" xlink:href="#__RefHeading__114_74103170" text:style-name="Index_20_Link" text:visited-style-name="Index_20_Link"><text:s/>2.2.1 Méthode de vérification<text:tab/>4</text:a></text:p>
          <text:p text:style-name="P10"><text:a xlink:type="simple" xlink:href="#__RefHeading__116_74103170" text:style-name="Index_20_Link" text:visited-style-name="Index_20_Link"><text:s/>2.2.2 Résultat obtenu<text:tab/>4</text:a></text:p>
          <text:p text:style-name="P9"><text:a xlink:type="simple" xlink:href="#__RefHeading__180_74103170" text:style-name="Index_20_Link" text:visited-style-name="Index_20_Link"><text:s/>2.3 Chaîne de certification 2<text:tab/>4</text:a></text:p>
          <text:p text:style-name="P10"><text:a xlink:type="simple" xlink:href="#__RefHeading__182_74103170" text:style-name="Index_20_Link" text:visited-style-name="Index_20_Link"><text:s/>2.3.1 Méthode de vérification<text:tab/>4</text:a></text:p>
          <text:p text:style-name="P10"><text:a xlink:type="simple" xlink:href="#__RefHeading__184_74103170" text:style-name="Index_20_Link" text:visited-style-name="Index_20_Link"><text:s/>2.3.2 Résultat obtenu<text:tab/>4</text:a></text:p>
          <text:p text:style-name="P10"><text:a xlink:type="simple" xlink:href="#__RefHeading__186_74103170" text:style-name="Index_20_Link" text:visited-style-name="Index_20_Link"><text:s/>2.3.3 Problème<text:tab/>4</text:a></text:p>
          <text:p text:style-name="P10"><text:a xlink:type="simple" xlink:href="#__RefHeading__188_74103170" text:style-name="Index_20_Link" text:visited-style-name="Index_20_Link"><text:s/>2.3.4 Recherche de la cause<text:tab/>5</text:a></text:p>
          <text:p text:style-name="P4"><text:a xlink:type="simple" xlink:href="#__RefHeading__190_74103170" text:style-name="Index_20_Link" text:visited-style-name="Index_20_Link"><text:s/>2.3.4.1 Comparaison des clés publiques<text:tab/>5</text:a></text:p>
          <text:p text:style-name="P4"><text:a xlink:type="simple" xlink:href="#__RefHeading__192_74103170" text:style-name="Index_20_Link" text:visited-style-name="Index_20_Link"><text:s/>2.3.4.2 Comparaison des certificats<text:tab/>5</text:a></text:p>
          <text:p text:style-name="P9"><text:a xlink:type="simple" xlink:href="#__RefHeading__625_74103170" text:style-name="Index_20_Link" text:visited-style-name="Index_20_Link"><text:s/>2.4 Conclusion<text:tab/>6</text:a></text:p>
          <text:p text:style-name="P8"><text:a xlink:type="simple" xlink:href="#__RefHeading__118_74103170" text:style-name="Index_20_Link" text:visited-style-name="Index_20_Link"><text:s/>3 Ajout de l'authentification du serveur<text:tab/>7</text:a></text:p>
          <text:p text:style-name="P9"><text:a xlink:type="simple" xlink:href="#__RefHeading__1396_74103170" text:style-name="Index_20_Link" text:visited-style-name="Index_20_Link"><text:s/>3.1 Vocabulaire<text:tab/>7</text:a></text:p>
          <text:p text:style-name="P9"><text:a xlink:type="simple" xlink:href="#__RefHeading__1398_74103170" text:style-name="Index_20_Link" text:visited-style-name="Index_20_Link"><text:s/>3.2 Changement pour le serveur<text:tab/>7</text:a></text:p>
          <text:p text:style-name="P10"><text:a xlink:type="simple" xlink:href="#__RefHeading__1400_74103170" text:style-name="Index_20_Link" text:visited-style-name="Index_20_Link"><text:s/>3.2.1 Modification du code<text:tab/>7</text:a></text:p>
          <text:p text:style-name="P10"><text:a xlink:type="simple" xlink:href="#__RefHeading__1402_74103170" text:style-name="Index_20_Link" text:visited-style-name="Index_20_Link"><text:s/>3.2.2 Création d'un keystore<text:tab/>7</text:a></text:p>
          <text:p text:style-name="P10"><text:a xlink:type="simple" xlink:href="#__RefHeading__1404_74103170" text:style-name="Index_20_Link" text:visited-style-name="Index_20_Link"><text:s/>3.2.3 Modification de la commande<text:tab/>8</text:a></text:p>
          <text:p text:style-name="P9"><text:a xlink:type="simple" xlink:href="#__RefHeading__1406_74103170" text:style-name="Index_20_Link" text:visited-style-name="Index_20_Link"><text:s/>3.3 Changement pour le client<text:tab/>9</text:a></text:p>
          <text:p text:style-name="P10"><text:a xlink:type="simple" xlink:href="#__RefHeading__1408_74103170" text:style-name="Index_20_Link" text:visited-style-name="Index_20_Link"><text:s/>3.3.1 Création du truststore<text:tab/>9</text:a></text:p>
          <text:p text:style-name="P10"><text:a xlink:type="simple" xlink:href="#__RefHeading__1410_74103170" text:style-name="Index_20_Link" text:visited-style-name="Index_20_Link"><text:s/>3.3.2 Modification de la commande<text:tab/>9</text:a></text:p>
          <text:p text:style-name="P9"><text:a xlink:type="simple" xlink:href="#__RefHeading__1412_74103170" text:style-name="Index_20_Link" text:visited-style-name="Index_20_Link"><text:s/>3.4 Changement pour le registry<text:tab/>9</text:a></text:p>
          <text:p text:style-name="P10"><text:a xlink:type="simple" xlink:href="#__RefHeading__1414_74103170" text:style-name="Index_20_Link" text:visited-style-name="Index_20_Link"><text:s/>3.4.1 Création du truststore<text:tab/>9</text:a></text:p>
          <text:p text:style-name="P10"><text:a xlink:type="simple" xlink:href="#__RefHeading__1416_74103170" text:style-name="Index_20_Link" text:visited-style-name="Index_20_Link"><text:s/>3.4.2 Modification de la commande<text:tab/>9</text:a></text:p>
          <text:p text:style-name="P8"><text:a xlink:type="simple" xlink:href="#__RefHeading__1418_74103170" text:style-name="Index_20_Link" text:visited-style-name="Index_20_Link"><text:s/>4 Ajout de l'authentification du client et du registry<text:tab/>10</text:a></text:p>
          <text:p text:style-name="P9"><text:a xlink:type="simple" xlink:href="#__RefHeading__2164_74103170" text:style-name="Index_20_Link" text:visited-style-name="Index_20_Link"><text:s/>4.1 Changement pour le serveur<text:tab/>10</text:a></text:p>
          <text:p text:style-name="P10"><text:a xlink:type="simple" xlink:href="#__RefHeading__2166_74103170" text:style-name="Index_20_Link" text:visited-style-name="Index_20_Link"><text:s/>4.1.1 Modification du code<text:tab/>10</text:a></text:p>
          <text:p text:style-name="P10"><text:a xlink:type="simple" xlink:href="#__RefHeading__2168_74103170" text:style-name="Index_20_Link" text:visited-style-name="Index_20_Link"><text:s/>4.1.2 Création du truststore<text:tab/>10</text:a></text:p>
          <text:p text:style-name="P10"><text:a xlink:type="simple" xlink:href="#__RefHeading__2170_74103170" text:style-name="Index_20_Link" text:visited-style-name="Index_20_Link"><text:s/>4.1.3 Modification de la commande<text:tab/>10</text:a></text:p>
          <text:p text:style-name="P9"><text:a xlink:type="simple" xlink:href="#__RefHeading__2172_74103170" text:style-name="Index_20_Link" text:visited-style-name="Index_20_Link"><text:s/>4.2 Changement pour le client<text:tab/>11</text:a></text:p>
          <text:p text:style-name="P10"><text:a xlink:type="simple" xlink:href="#__RefHeading__2174_74103170" text:style-name="Index_20_Link" text:visited-style-name="Index_20_Link"><text:s/>4.2.1 Création d'un keystore<text:tab/>11</text:a></text:p>
          <text:p text:style-name="P10"><text:a xlink:type="simple" xlink:href="#__RefHeading__2176_74103170" text:style-name="Index_20_Link" text:visited-style-name="Index_20_Link"><text:s/>4.2.2 Exportation du certificat autosigné au format PEM<text:tab/>12</text:a></text:p>
          <text:p text:style-name="P10"><text:a xlink:type="simple" xlink:href="#__RefHeading__2178_74103170" text:style-name="Index_20_Link" text:visited-style-name="Index_20_Link"><text:s/>4.2.3 Modification de la commande<text:tab/>12</text:a></text:p>
          <text:p text:style-name="P9"><text:a xlink:type="simple" xlink:href="#__RefHeading__2180_74103170" text:style-name="Index_20_Link" text:visited-style-name="Index_20_Link"><text:s/>4.3 Changement pour le registry<text:tab/>12</text:a></text:p>
          <text:p text:style-name="P10"><text:a xlink:type="simple" xlink:href="#__RefHeading__2182_74103170" text:style-name="Index_20_Link" text:visited-style-name="Index_20_Link"><text:s/>4.3.1 Création d'un keystore<text:tab/>12</text:a></text:p>
          <text:p text:style-name="P10"><text:a xlink:type="simple" xlink:href="#__RefHeading__2184_74103170" text:style-name="Index_20_Link" text:visited-style-name="Index_20_Link"><text:s/>4.3.2 Exportation du certificat autosigné au format PEM<text:tab/>12</text:a></text:p>
          <text:p text:style-name="P10"><text:a xlink:type="simple" xlink:href="#__RefHeading__2186_74103170" text:style-name="Index_20_Link" text:visited-style-name="Index_20_Link"><text:s/>4.3.3 Modification de la commande<text:tab/>12</text:a></text:p>
          <text:p text:style-name="P8"><text:a xlink:type="simple" xlink:href="#__RefHeading__122_74103170" text:style-name="Index_20_Link" text:visited-style-name="Index_20_Link"><text:s/>5 Ajout de la protection du registry<text:tab/>13</text:a></text:p>
          <text:p text:style-name="P9"><text:a xlink:type="simple" xlink:href="#__RefHeading__2724_74103170" text:style-name="Index_20_Link" text:visited-style-name="Index_20_Link"><text:s/>5.1 Changement pour le serveur<text:tab/>13</text:a></text:p>
          <text:p text:style-name="P10"><text:a xlink:type="simple" xlink:href="#__RefHeading__2726_74103170" text:style-name="Index_20_Link" text:visited-style-name="Index_20_Link"><text:s/>5.1.1 Modification du code<text:tab/>13</text:a></text:p>
          <text:p text:style-name="P9"><text:a xlink:type="simple" xlink:href="#__RefHeading__2728_74103170" text:style-name="Index_20_Link" text:visited-style-name="Index_20_Link"><text:s/>5.2 Changement pour le client<text:tab/>13</text:a></text:p>
          <text:p text:style-name="P10"><text:a xlink:type="simple" xlink:href="#__RefHeading__2730_74103170" text:style-name="Index_20_Link" text:visited-style-name="Index_20_Link"><text:s/>5.2.1 Modification du code<text:tab/>13</text:a></text:p>
          <text:p text:style-name="P10"><text:a xlink:type="simple" xlink:href="#__RefHeading__2732_74103170" text:style-name="Index_20_Link" text:visited-style-name="Index_20_Link"><text:s/>5.2.2 Ajout du certificat du registry dans le truststore<text:tab/>14</text:a></text:p>
          <text:p text:style-name="P9"><text:a xlink:type="simple" xlink:href="#__RefHeading__2734_74103170" text:style-name="Index_20_Link" text:visited-style-name="Index_20_Link"><text:s/>5.3 Changement pour le registry<text:tab/>14</text:a></text:p>
          <text:p text:style-name="P10"><text:soft-page-break/><text:a xlink:type="simple" xlink:href="#__RefHeading__2736_74103170" text:style-name="Index_20_Link" text:visited-style-name="Index_20_Link"><text:s/>5.3.1 Modification du code:<text:tab/>14</text:a></text:p>
          <text:p text:style-name="P10"><text:a xlink:type="simple" xlink:href="#__RefHeading__2738_74103170" text:style-name="Index_20_Link" text:visited-style-name="Index_20_Link"><text:s/>5.3.2 Ajout du certificat du client dans le truststore<text:tab/>14</text:a></text:p>
          <text:p text:style-name="P8"><text:a xlink:type="simple" xlink:href="#__RefHeading__124_74103170" text:style-name="Index_20_Link" text:visited-style-name="Index_20_Link"><text:s/>6 Utilisation de tls 1.2<text:tab/>14</text:a></text:p>
          <text:p text:style-name="P9"><text:a xlink:type="simple" xlink:href="#__RefHeading__3116_74103170" text:style-name="Index_20_Link" text:visited-style-name="Index_20_Link"><text:s/>6.1 Changement pour le serveur<text:tab/>14</text:a></text:p>
          <text:p text:style-name="P10"><text:a xlink:type="simple" xlink:href="#__RefHeading__3118_74103170" text:style-name="Index_20_Link" text:visited-style-name="Index_20_Link"><text:s/>6.1.1 Modification du code<text:tab/>14</text:a></text:p>
          <text:p text:style-name="P10"><text:a xlink:type="simple" xlink:href="#__RefHeading__3120_74103170" text:style-name="Index_20_Link" text:visited-style-name="Index_20_Link"><text:s/>6.1.2 Modification de la commande<text:tab/>15</text:a></text:p>
          <text:p text:style-name="P9"><text:a xlink:type="simple" xlink:href="#__RefHeading__3122_74103170" text:style-name="Index_20_Link" text:visited-style-name="Index_20_Link"><text:s/>6.2 Changement pour le client<text:tab/>15</text:a></text:p>
          <text:p text:style-name="P10"><text:a xlink:type="simple" xlink:href="#__RefHeading__3124_74103170" text:style-name="Index_20_Link" text:visited-style-name="Index_20_Link"><text:s/>6.2.1 Modification de la commande<text:tab/>15</text:a></text:p>
          <text:p text:style-name="P9"><text:a xlink:type="simple" xlink:href="#__RefHeading__3126_74103170" text:style-name="Index_20_Link" text:visited-style-name="Index_20_Link"><text:s/>6.3 Changement pour le registry<text:tab/>16</text:a></text:p>
          <text:p text:style-name="P10"><text:a xlink:type="simple" xlink:href="#__RefHeading__3128_74103170" text:style-name="Index_20_Link" text:visited-style-name="Index_20_Link"><text:s/>6.3.1 Modification du code<text:tab/>16</text:a></text:p>
          <text:p text:style-name="P10"><text:a xlink:type="simple" xlink:href="#__RefHeading__3130_74103170" text:style-name="Index_20_Link" text:visited-style-name="Index_20_Link"><text:s/>6.3.2 modification de la commande<text:tab/>16</text:a></text:p>
          <text:p text:style-name="P8"><text:a xlink:type="simple" xlink:href="#__RefHeading__126_74103170" text:style-name="Index_20_Link" text:visited-style-name="Index_20_Link"><text:s/>7 Accès à des suites cryptographiques plus robustes<text:tab/>16</text:a></text:p>
          <text:p text:style-name="P9"><text:a xlink:type="simple" xlink:href="#__RefHeading__4044_74103170" text:style-name="Index_20_Link" text:visited-style-name="Index_20_Link"><text:s/>7.1 Objectif<text:tab/>16</text:a></text:p>
          <text:p text:style-name="P9"><text:a xlink:type="simple" xlink:href="#__RefHeading__4046_74103170" text:style-name="Index_20_Link" text:visited-style-name="Index_20_Link"><text:s/>7.2 Problème<text:tab/>17</text:a></text:p>
          <text:p text:style-name="P9"><text:a xlink:type="simple" xlink:href="#__RefHeading__4048_74103170" text:style-name="Index_20_Link" text:visited-style-name="Index_20_Link"><text:s/>7.3 Cause<text:tab/>17</text:a></text:p>
          <text:p text:style-name="P9"><text:a xlink:type="simple" xlink:href="#__RefHeading__4050_74103170" text:style-name="Index_20_Link" text:visited-style-name="Index_20_Link"><text:s/>7.4 Solution<text:tab/>18</text:a></text:p>
          <text:p text:style-name="P9"><text:a xlink:type="simple" xlink:href="#__RefHeading__4052_74103170" text:style-name="Index_20_Link" text:visited-style-name="Index_20_Link"><text:s/>7.5 Méthode<text:tab/>18</text:a></text:p>
          <text:p text:style-name="P9"><text:a xlink:type="simple" xlink:href="#__RefHeading__4054_74103170" text:style-name="Index_20_Link" text:visited-style-name="Index_20_Link"><text:s/>7.6 Résultat<text:tab/>18</text:a></text:p>
          <text:p text:style-name="P8"><text:a xlink:type="simple" xlink:href="#__RefHeading__128_74103170" text:style-name="Index_20_Link" text:visited-style-name="Index_20_Link"><text:s/>8 Utilisation de la suite : TLS_ECDHE_RSA_WITH_AES_256_CBC_SHA384<text:tab/>19</text:a></text:p>
          <text:p text:style-name="P9"><text:a xlink:type="simple" xlink:href="#__RefHeading__4056_74103170" text:style-name="Index_20_Link" text:visited-style-name="Index_20_Link"><text:s/>8.1 Changement pour le serveur<text:tab/>19</text:a></text:p>
          <text:p text:style-name="P10"><text:a xlink:type="simple" xlink:href="#__RefHeading__4058_74103170" text:style-name="Index_20_Link" text:visited-style-name="Index_20_Link"><text:s/>8.1.1 Modification du code:<text:tab/>19</text:a></text:p>
          <text:p text:style-name="P10"><text:a xlink:type="simple" xlink:href="#__RefHeading__4060_74103170" text:style-name="Index_20_Link" text:visited-style-name="Index_20_Link"><text:s/>8.1.2 Modification de la commande<text:tab/>20</text:a></text:p>
          <text:p text:style-name="P9"><text:a xlink:type="simple" xlink:href="#__RefHeading__4062_74103170" text:style-name="Index_20_Link" text:visited-style-name="Index_20_Link"><text:s/>8.2 Changement pour le client<text:tab/>20</text:a></text:p>
          <text:p text:style-name="P10"><text:a xlink:type="simple" xlink:href="#__RefHeading__4064_74103170" text:style-name="Index_20_Link" text:visited-style-name="Index_20_Link"><text:s/>8.2.1 Modification de la commande<text:tab/>20</text:a></text:p>
          <text:p text:style-name="P9"><text:a xlink:type="simple" xlink:href="#__RefHeading__4066_74103170" text:style-name="Index_20_Link" text:visited-style-name="Index_20_Link"><text:s/>8.3 Changement pour le registry<text:tab/>20</text:a></text:p>
          <text:p text:style-name="P10"><text:a xlink:type="simple" xlink:href="#__RefHeading__4068_74103170" text:style-name="Index_20_Link" text:visited-style-name="Index_20_Link"><text:s/>8.3.1 Modification du code<text:tab/>20</text:a></text:p>
          <text:p text:style-name="P10"><text:a xlink:type="simple" xlink:href="#__RefHeading__4070_74103170" text:style-name="Index_20_Link" text:visited-style-name="Index_20_Link"><text:s/>8.3.2 Modification de la commande:<text:tab/>21</text:a></text:p>
        </text:index-body>
      </text:table-of-content>
      <text:p text:style-name="Text_20_body"/>
      <text:p text:style-name="P1"/>
      <text:h text:style-name="Heading_20_1" text:outline-level="1"><text:bookmark-start text:name="__RefHeading__106_74103170"/>Architecture rmi de base (en clair)<text:bookmark-end text:name="__RefHeading__106_74103170"/></text:h>
      <text:h text:style-name="Heading_20_1" text:outline-level="1"><text:bookmark-start text:name="__RefHeading__108_74103170"/>Choix de la chaîne de certification<text:bookmark-end text:name="__RefHeading__108_74103170"/></text:h>
      <text:h text:style-name="Heading_20_2" text:outline-level="2"><text:bookmark-start text:name="__RefHeading__110_74103170"/>Vocabulaire<text:bookmark-end text:name="__RefHeading__110_74103170"/></text:h>
      <text:p text:style-name="bodyheader2">la relation "A -&gt; B" signifie que les informations contenues dans le certificat A permettent de vérifier l'authenticité du certificat B.</text:p>
      <text:h text:style-name="Heading_20_2" text:outline-level="2"><text:bookmark-start text:name="__RefHeading__112_74103170"/>Chaîne de certification 1<text:bookmark-end text:name="__RefHeading__112_74103170"/></text:h>
      <text:p text:style-name="bodyheader2">godard-tp.pem -&gt; g1010419.tp.pem;</text:p>
      <text:h text:style-name="Heading_20_3" text:outline-level="3"><text:bookmark-start text:name="__RefHeading__114_74103170"/>Méthode de vérification<text:bookmark-end text:name="__RefHeading__114_74103170"/></text:h>
      <text:p text:style-name="P15"><text:span text:style-name="T5">cat godard-tp.pem &gt; chain.pem;</text:span></text:p>
      <text:p text:style-name="P15"><text:span text:style-name="T5">openssl verify -CAfile chain.pem g1010419.tp.pem;</text:span><text:span text:style-name="T6"></text:span></text:p>
      <text:h text:style-name="Heading_20_3" text:outline-level="3"><text:bookmark-start text:name="__RefHeading__116_74103170"/>Résultat obtenu<text:bookmark-end text:name="__RefHeading__116_74103170"/></text:h>
      <text:p text:style-name="P15">g1010419.tp.pem: OK</text:p>
      <text:h text:style-name="Heading_20_2" text:outline-level="2"><text:bookmark-start text:name="__RefHeading__180_74103170"/>Chaîne de certification 2<text:bookmark-end text:name="__RefHeading__180_74103170"/></text:h>
      <text:p text:style-name="bodyheader2">godard.ca.pem -&gt; godard-tp.ca.pem -&gt; g1010419.tp.pem;</text:p>
      <text:h text:style-name="Heading_20_3" text:outline-level="3"><text:bookmark-start text:name="__RefHeading__182_74103170"/>Méthode de vérification<text:bookmark-end text:name="__RefHeading__182_74103170"/></text:h>
      <text:p text:style-name="P15">cat godard.ca.pem godard-tp.ca.pem &gt; chain.pem;</text:p>
      <text:p text:style-name="P15">openssl verify -CAfile chain.pem g1010419.tp.pem;</text:p>
      <text:h text:style-name="Heading_20_3" text:outline-level="3"><text:bookmark-start text:name="__RefHeading__184_74103170"/>Résultat obtenu<text:bookmark-end text:name="__RefHeading__184_74103170"/></text:h>
      <text:p text:style-name="P15">g1010419.tp.pem: </text:p>
      <text:p text:style-name="P15">C = FR, ST = PACA, L = Marseille, O = Internet Widgits Pty Ltd, CN = GUIEU-SERRE, </text:p>
      <text:p text:style-name="P15">emailAddress = cyriaque.serre@etu.univ-amu.fr</text:p>
      <text:p text:style-name="P15">error 20 at 0 depth lookup:unable to get local issuer certificate</text:p>
      <text:h text:style-name="Heading_20_3" text:outline-level="3"><text:bookmark-start text:name="__RefHeading__186_74103170"/>Problème<text:bookmark-end text:name="__RefHeading__186_74103170"/></text:h>
      <text:p text:style-name="bodyheader3">La vérification a échouée car le certificat "godard-tp.ca.pem" ne permet pas de vérifier l'authenticité de notre certificat alors qu'il possède a priori les mêmes informations que "godard-tp.pem" si l'on exclut l'autorité de certification.</text:p>
      <text:h text:style-name="Heading_20_3" text:outline-level="3"><text:bookmark-start text:name="__RefHeading__188_74103170"/><text:soft-page-break/>Recherche de la cause<text:bookmark-end text:name="__RefHeading__188_74103170"/></text:h>
      <text:h text:style-name="Heading_20_4" text:outline-level="4"><text:bookmark-start text:name="__RefHeading__190_74103170"/>Comparaison des clés publiques<text:bookmark-end text:name="__RefHeading__190_74103170"/></text:h>
      <text:p text:style-name="bodyheader4"><text:span text:style-name="T1">Hypothèse:</text:span></text:p>
      <text:p text:style-name="bodyheader4">la vérification a échoué car la clé publique contenue dans "godard-tp.ca.pem" n'est pas associée à la clé privée qui a signé "g1010419.tp.pem" alors que celle de "godard-tp.pem" l'est.</text:p>
      <text:p text:style-name="bodyheader4"></text:p>
      <text:p text:style-name="bodyheader4"><text:span text:style-name="T1">Méthode:</text:span></text:p>
      <text:p text:style-name="P11">openssl x509 -in godard-tp.pem -pubkey |head -8 | tail -n +2 &gt; godard-tp.ca.txt;</text:p>
      <text:p text:style-name="P11">openssl x509 -in godard-tp.ca.pem -pubkey | head -8 | tail -n +2 &gt; godard-tp.txt;</text:p>
      <text:p text:style-name="P11">diff -s godard-tp.ca.txt godard-tp.txt;</text:p>
      <text:p text:style-name="bodyheader4"></text:p>
      <text:p text:style-name="bodyheader4"><text:span text:style-name="T1">Résultat obtenu:</text:span></text:p>
      <text:p text:style-name="P11">Les fichiers godard-tp.ca.txt et godard-tp.txt sont identiques.</text:p>
      <text:p text:style-name="bodyheader4"></text:p>
      <text:p text:style-name="bodyheader4"><text:span text:style-name="T1">Commentaire:</text:span></text:p>
      <text:p text:style-name="bodyheader4">Cette opération nous permet d'affirmer que les clefs publiques sont identiques. Donc le problème se situe ailleurs, nous allons comparer le contenu des deux certificats afin d'y repérer des différences.</text:p>
      <text:h text:style-name="Heading_20_4" text:outline-level="4"><text:bookmark-start text:name="__RefHeading__192_74103170"/>Comparaison des certificats<text:bookmark-end text:name="__RefHeading__192_74103170"/></text:h>
      <text:p text:style-name="bodyheader4"><text:span text:style-name="T1">Hypothèse:</text:span></text:p>
      <text:p text:style-name="bodyheader4">Les informations contenues dans "godard-tp.ca.pem" ne permettent pas de vérifier "g1010419.tp.pem". Elles sont soit erronées soit manquantes.</text:p>
      <text:p text:style-name="bodyheader4"></text:p>
      <text:p text:style-name="bodyheader4"><text:span text:style-name="T1">Méthode:</text:span></text:p>
      <text:p text:style-name="P11">openssl x509 -text -in godard-tp.pem | head -41 &gt; godard-tp.txt;</text:p>
      <text:p text:style-name="P11">openssl x509 -text -in godard-tp.ca.pem | head -41 &gt; godard-tp.ca.txt;</text:p>
      <text:p text:style-name="P11">diff godard-tp.txt godard-tp.ca.txt;</text:p>
      <text:p text:style-name="bodyheader4"></text:p>
      <text:p text:style-name="bodyheader4"><text:span text:style-name="T1">Résultat obtenu:</text:span></text:p>
      <text:p text:style-name="P11"><text:span text:style-name="T1">ligne 4</text:span></text:p>
      <text:p text:style-name="P11"><text:span text:style-name="T3">godard-tp.txt</text:span><text:span text:style-name="T4">: </text:span></text:p>
      <text:p text:style-name="P11"><text:span text:style-name="T4">Serial Number: 14329070079058082229 (0xc6db155177ef79b5)</text:span></text:p>
      <text:p text:style-name="P11"><text:soft-page-break/><text:span text:style-name="T4">godard-tp.ca.txt</text:span>: </text:p>
      <text:p text:style-name="P11">Serial Number: 14329070079058082230 (0xc6db155177ef79b6)</text:p>
      <text:p text:style-name="P11"><text:span text:style-name="T1">ligne 6</text:span></text:p>
      <text:p text:style-name="P11">godard-tp.txt: </text:p>
      <text:p text:style-name="P11">Issuer: C=FR, ST=PACA, O=M2 FSI, OU=TP SIR, CN=godard TP</text:p>
      <text:p text:style-name="P11">godard-tp.ca.txt: </text:p>
      <text:p text:style-name="P11">Issuer: C=FR, ST=PACA, L=Marseille, O=M2 FSI, CN=godard</text:p>
      <text:p text:style-name="P11"><text:span text:style-name="T1">ligne 8 et 9</text:span></text:p>
      <text:p text:style-name="P11">godard-tp.txt: </text:p>
      <text:p text:style-name="P11">Not Before: Nov 27 14:18:06 2014 GMT</text:p>
      <text:p text:style-name="P11">Not After : Nov 26 14:18:06 2017 GMT</text:p>
      <text:p text:style-name="P11">godard-tp.ca.txt: </text:p>
      <text:p text:style-name="P11">Not Before: Nov 27 14:18:18 2014 GMT</text:p>
      <text:p text:style-name="P11">Not After : Nov 27 14:18:18 2015 GMT</text:p>
      <text:p text:style-name="P12">ligne 10</text:p>
      <text:p text:style-name="P13">godard-tp.txt: </text:p>
      <text:p text:style-name="P13">Subject: C=FR, ST=PACA, O=M2 FSI, OU=TP SIR, CN=godard TP</text:p>
      <text:p text:style-name="P13">godard-tp.ca.txt: </text:p>
      <text:p text:style-name="P12"><text:span text:style-name="T4">Subject: C=FR, ST=PACA, </text:span><text:span text:style-name="T2">L=Marseille</text:span><text:span text:style-name="T4">, O=M2 FSI, OU=TP SIR, CN=godard TP</text:span></text:p>
      <text:p text:style-name="P11"><text:span text:style-name="T1">ligne 38</text:span></text:p>
      <text:p text:style-name="P11">godard-tp.txt: keyid:76:2F:58:BA:4E:DD:48:D3:E7:F8:67:78:7D:61:2B:B0:B1:C5:C6:29</text:p>
      <text:p text:style-name="P11">godard-tp.ca.txt: keyid:4B:17:85:6F:55:5C:6D:DE:B5:39:51:56:7F:A9:59:8B:19:86:58:A2</text:p>
      <text:p text:style-name="bodyheader4"></text:p>
      <text:p text:style-name="bodyheader4"><text:span text:style-name="T1">Commentaire:</text:span></text:p>
      <text:p text:style-name="bodyheader4">La différence trouvée à la ligne 10 pourrait expliquer l’échec de la vérification car l'émetteur du certificat "g1010419.tp.pem" est défini par "C=FR, ST=PACA, O=M2 FSI, OU=TP SIR, CN=godard TP". Et cela ne correspond pas à ce qui est renseigné dans le champ subject du certificat "godard-tp.ca.pem"(Cf. ligne10).</text:p>
      <text:h text:style-name="Heading_20_2" text:outline-level="2"><text:bookmark-start text:name="__RefHeading__625_74103170"/>Conclusion<text:bookmark-end text:name="__RefHeading__625_74103170"/></text:h>
      <text:p text:style-name="bodyheader2">Comme on ne possède pas la clé privée associée au certificat "godard.ca.pem", on ne peut pas modifier le certificat défaillant sans devoir <text:s/>modifier la chaîne de certification afin de vérifier si cette différence en est la cause. Nous choisirons donc la première chaîne de certification pour la suite du projet.</text:p>
      <text:h text:style-name="Heading_20_1" text:outline-level="1"><text:bookmark-start text:name="__RefHeading__118_74103170"/><text:soft-page-break/>Ajout de l'authentification du serveur<text:bookmark-end text:name="__RefHeading__118_74103170"/></text:h>
      <text:h text:style-name="Heading_20_2" text:outline-level="2"><text:bookmark-start text:name="__RefHeading__1396_74103170"/>Vocabulaire<text:bookmark-end text:name="__RefHeading__1396_74103170"/></text:h>
      <text:p text:style-name="bodyheader2"><text:span text:style-name="T1">keystore</text:span>: base de données qui contient la clé privée et le certificat associé ainsi que sa chaîne de certification s'il n'est pas autosigné. -&gt; permet de s'authentifier.</text:p>
      <text:p text:style-name="bodyheader2"><text:span text:style-name="T1">truststore</text:span>: base de données qui contient uniquement les certificats racines des autorités de certification c'est à dire les certificats autosignés.<text:span text:style-name="T2"> </text:span>-&gt; permet d'authentifier autrui.</text:p>
      <text:h text:style-name="Heading_20_2" text:outline-level="2"><text:bookmark-start text:name="__RefHeading__1398_74103170"/>Changement pour le serveur<text:bookmark-end text:name="__RefHeading__1398_74103170"/></text:h>
      <text:h text:style-name="Heading_20_3" text:outline-level="3"><text:bookmark-start text:name="__RefHeading__1400_74103170"/>Modification du code<text:bookmark-end text:name="__RefHeading__1400_74103170"/></text:h>
      <text:p text:style-name="bodyheader3">EchoImpl.java:</text:p>
      <text:p text:style-name="bodyheader3">on remplace</text:p>
      <text:p text:style-name="P15">public EchoImpl() throws RemoteException {</text:p>
      <text:p text:style-name="P15"><text:s text:c="2"/>super();</text:p>
      <text:p text:style-name="P15">}</text:p>
      <text:p text:style-name="bodyheader3">par</text:p>
      <text:p text:style-name="P15">public EchoImpl() throws RemoteException {</text:p>
      <text:p text:style-name="P15"><text:s text:c="2"/>super(0,new SslRMIClientSocketFactory(), new SslRMIServerSocketFactory());</text:p>
      <text:p text:style-name="P15">} </text:p>
      <text:h text:style-name="Heading_20_3" text:outline-level="3"><text:bookmark-start text:name="__RefHeading__1402_74103170"/>Création d'un keystore<text:bookmark-end text:name="__RefHeading__1402_74103170"/></text:h>
      <text:p text:style-name="bodyheader3"><text:span text:style-name="T1">Objectif</text:span>: créer un keystore au format JKS qui contient la clé privée et la chaîne de certification qu'on a fabriqué précedement avec openssl.</text:p>
      <text:p text:style-name="bodyheader3"></text:p>
      <text:p text:style-name="bodyheader3"><text:span text:style-name="T1">Problème</text:span>: keytool ne permet pas l'importation ou l'exportation de clé privée au format JKS. </text:p>
      <text:p text:style-name="bodyheader3"></text:p>
      <text:p text:style-name="bodyheader3"><text:span text:style-name="T1">Solution</text:span>: créer un keystore au format PKCS12 et importer la totalité des entrées dans notre keystore au format JKS.</text:p>
      <text:p text:style-name="bodyheader3"><text:s/></text:p>
      <text:p text:style-name="bodyheader3"><text:span text:style-name="T1">Méthode de création d'un keystore au format pkcs12 contenant la clé privée et sa chaîne de certification:</text:span></text:p>
      <text:p text:style-name="P15">cat privkey.pem g1010419.tp.pem godard-tp.pem &gt; mykeycertificate.pem;</text:p>
      <text:p text:style-name="P15">openssl pkcs12 -export -in mykeycertificate.pem -out serverKeystore.pkcs12 -name serverkey -noiter -nomaciter;</text:p>
      <text:p text:style-name="P15"><text:soft-page-break/></text:p>
      <text:p text:style-name="P15">"Enter pass phrase for mykeycertificate.pem:", </text:p>
      <text:p text:style-name="P15">-&gt; phrase de passe qui protége notre clé privée.</text:p>
      <text:p text:style-name="P15">"Enter Export Password:", </text:p>
      <text:p text:style-name="P15">-&gt; choix d'un mot de passe pour protéger la base de donnée au format PKCS12.</text:p>
      <text:p text:style-name="P15">"Verifying - Enter Export Password:",</text:p>
      <text:p text:style-name="P15">-&gt; confirmation du mot de passe.</text:p>
      <text:p text:style-name="bodyheader3"></text:p>
      <text:p text:style-name="P14">Méthode pour importer le contenu d'une base de donnée au format pkcs12 dans une base de donnée au format jks:</text:p>
      <text:p text:style-name="P15">keytool -importkeystore -srckeystore serverKeystore.pkcs12 -srcstoretype PKCS12 -keystore serverKeystore.jks;</text:p>
      <text:p text:style-name="P15"></text:p>
      <text:p text:style-name="P15">"Entrez le mot de passe du fichier de clés de destination :",</text:p>
      <text:p text:style-name="P15">-&gt; choix d'un mot de passe pour protéger la base de données au format JKS.</text:p>
      <text:p text:style-name="P15">"Ressaisissez le nouveau mot de passe :",</text:p>
      <text:p text:style-name="P15">-&gt; confirmation du mot de passe.</text:p>
      <text:p text:style-name="P15">"Entrez le mot de passe du fichier de clés source :",</text:p>
      <text:p text:style-name="P15">-&gt; mot de passe de la base de donnée au format PKCS12 qui servira aussi à protéger cette entrée dans la base de données au format JKS.</text:p>
      <text:p text:style-name="P15">L'entrée de l'alias serverkey a été importée.</text:p>
      <text:p text:style-name="P15">Commande d'import exécutée : 1 entrées importées, échec ou annulation de 0 entrées</text:p>
      <text:h text:style-name="Heading_20_3" text:outline-level="3"><text:bookmark-start text:name="__RefHeading__1404_74103170"/><text:span text:style-name="T1">Modification de la commande</text:span><text:bookmark-end text:name="__RefHeading__1404_74103170"/></text:h>
      <text:p text:style-name="P15">java -Djava.security.policy=../my.policy \</text:p>
      <text:p text:style-name="P16">-Djavax.net.ssl.keyStore=../data/serverKeystore.jks \</text:p>
      <text:p text:style-name="P16">-Djavax.net.ssl.keyStorePassword=ilfaitbeau \</text:p>
      <text:p text:style-name="P15">-Djavax.net.debug=ssl \</text:p>
      <text:p text:style-name="P15">main.EchoImpl</text:p>
      <text:p text:style-name="bodyheader3"><text:span text:style-name="T1">Commentaire</text:span>: le mot de passe de l'entrée dans la base de données jks doit être celui de la base de données sinon cette commande échouera car la clé ne pourra être récupérée.</text:p>
      <text:h text:style-name="Heading_20_2" text:outline-level="2"><text:bookmark-start text:name="__RefHeading__1406_74103170"/><text:soft-page-break/>Changement pour le client<text:bookmark-end text:name="__RefHeading__1406_74103170"/></text:h>
      <text:h text:style-name="Heading_20_3" text:outline-level="3"><text:bookmark-start text:name="__RefHeading__1408_74103170"/>Création du truststore<text:bookmark-end text:name="__RefHeading__1408_74103170"/></text:h>
      <text:p text:style-name="bodyheader3"><text:span text:style-name="T1">Objectif</text:span>: créer un truststore au format jks qui contient l'autorité de certification racine de la chaîne de certification du serveur.</text:p>
      <text:p text:style-name="bodyheader3"></text:p>
      <text:p text:style-name="bodyheader3"><text:span text:style-name="T1">Méthode</text:span>:</text:p>
      <text:p text:style-name="P15">keytool -import -file godard-tp.pem -alias godardtp -keystore clientTruststore.jks</text:p>
      <text:p text:style-name="P15"></text:p>
      <text:p text:style-name="P15">"Entrez le mot de passe du fichier de clés : ", </text:p>
      <text:p text:style-name="P15">-&gt; choix d'un mot de passe pour protéger la base de données.</text:p>
      <text:p text:style-name="P15">"Ressaisissez le nouveau mot de passe :",</text:p>
      <text:p text:style-name="P15">-&gt; confirmation du mot de passe.</text:p>
      <text:h text:style-name="Heading_20_3" text:outline-level="3"><text:bookmark-start text:name="__RefHeading__1410_74103170"/>Modification de la commande<text:bookmark-end text:name="__RefHeading__1410_74103170"/></text:h>
      <text:p text:style-name="P15">java -Djava.security.policy=../my.policy \</text:p>
      <text:p text:style-name="P16">-Djavax.net.ssl.trustStore=../data/clientTruststore.jks \</text:p>
      <text:p text:style-name="P16">-Djavax.net.ssl.trustStorePassword=cocolasticot \</text:p>
      <text:p text:style-name="P15">main.EchoClient hello</text:p>
      <text:h text:style-name="Heading_20_2" text:outline-level="2"><text:bookmark-start text:name="__RefHeading__1412_74103170"/>Changement pour le registry<text:bookmark-end text:name="__RefHeading__1412_74103170"/></text:h>
      <text:h text:style-name="Heading_20_3" text:outline-level="3"><text:bookmark-start text:name="__RefHeading__1414_74103170"/>Création du truststore<text:bookmark-end text:name="__RefHeading__1414_74103170"/></text:h>
      <text:p text:style-name="bodyheader3"><text:span text:style-name="T1">Objectif</text:span>: créer un truststore au format jks qui contient l'autorité de certification racine de la chaîne de certification du serveur.</text:p>
      <text:p text:style-name="bodyheader3"></text:p>
      <text:p text:style-name="bodyheader3"><text:span text:style-name="T1">Méthode</text:span>: (cf. I/client/création du truststore/méthode).</text:p>
      <text:h text:style-name="Heading_20_3" text:outline-level="3"><text:bookmark-start text:name="__RefHeading__1416_74103170"/>Modification de la commande<text:bookmark-end text:name="__RefHeading__1416_74103170"/></text:h>
      <text:p text:style-name="P15">java \</text:p>
      <text:p text:style-name="P15">-Djava.security.policy=../my.policy \</text:p>
      <text:p text:style-name="P16">-Djavax.net.ssl.trustStore=../data/registryTruststore.jks \</text:p>
      <text:p text:style-name="P16">-Djavax.net.ssl.trustStorePassword=cocolasticot \</text:p>
      <text:p text:style-name="P15">main.RmiRegistry</text:p>
      <text:h text:style-name="Heading_20_1" text:outline-level="1"><text:bookmark-start text:name="__RefHeading__1418_74103170"/><text:soft-page-break/>Ajout de l'authentification du client et du registry<text:bookmark-end text:name="__RefHeading__1418_74103170"/></text:h>
      <text:h text:style-name="Heading_20_2" text:outline-level="2"><text:bookmark-start text:name="__RefHeading__2164_74103170"/>Changement pour le serveur<text:bookmark-end text:name="__RefHeading__2164_74103170"/></text:h>
      <text:h text:style-name="Heading_20_3" text:outline-level="3"><text:bookmark-start text:name="__RefHeading__2166_74103170"/>Modification du code<text:bookmark-end text:name="__RefHeading__2166_74103170"/></text:h>
      <text:p text:style-name="bodyheader3">EchoImpl.java:</text:p>
      <text:p text:style-name="bodyheader3">on remplace</text:p>
      <text:p text:style-name="P15">public EchoImpl() throws RemoteException {</text:p>
      <text:p text:style-name="P15"><text:s text:c="2"/>super(0,new SslRMIClientSocketFactory(), new SslRMIServerSocketFactory());</text:p>
      <text:p text:style-name="P15">}</text:p>
      <text:p text:style-name="bodyheader3">par</text:p>
      <text:p text:style-name="P17">public EchoImpl() throws RemoteException {</text:p>
      <text:p text:style-name="P17"><text:s text:c="2"/>super(0,new SslRMIClientSocketFactory(),</text:p>
      <text:p text:style-name="P17"><text:s text:c="15"/>newSslRMIServerSocketFactory(null,null,true));</text:p>
      <text:p text:style-name="P15">}</text:p>
      <text:p text:style-name="bodyheader3"><text:span text:style-name="T1">Commentaire</text:span>: par défaut en java 7,la version du protocole est tlsv1 et la suite cryptographique négociée est TLS_ECDHE_RSA_WITH_AES_128_CBC_SHA. Cette dernière est la meilleure suite dont on dispose utilisant notre type de certificats (clé publique: RSA).</text:p>
      <text:h text:style-name="Heading_20_3" text:outline-level="3"><text:bookmark-start text:name="__RefHeading__2168_74103170"/>Création du truststore<text:bookmark-end text:name="__RefHeading__2168_74103170"/></text:h>
      <text:p text:style-name="bodyheader3"><text:span text:style-name="T1">Objectif</text:span>: créer un truststore au format jks qui contient l'autorité de certification racine de la chaîne de certification du client et du registry.</text:p>
      <text:p text:style-name="bodyheader3"></text:p>
      <text:p text:style-name="bodyheader3"><text:span text:style-name="T1">Méthode</text:span>: (cf. I/client/création du truststore/méthode).</text:p>
      <text:h text:style-name="Heading_20_3" text:outline-level="3"><text:bookmark-start text:name="__RefHeading__2170_74103170"/>Modification de la commande<text:bookmark-end text:name="__RefHeading__2170_74103170"/></text:h>
      <text:p text:style-name="P15">java -Djava.security.policy=../my.policy \</text:p>
      <text:p text:style-name="P15">-Djavax.net.ssl.keyStore=../data/serverKeystore.jks \</text:p>
      <text:p text:style-name="P15">-Djavax.net.ssl.keyStorePassword=ilfaitbeau \</text:p>
      <text:p text:style-name="P16">-Djavax.net.ssl.trustStore=../data/serverTruststore.jks \</text:p>
      <text:p text:style-name="P16">-Djavax.net.ssl.trustStorePassword=cocolasticot \</text:p>
      <text:p text:style-name="P15">-Djavax.net.debug=ssl \</text:p>
      <text:p text:style-name="P15">main.EchoImpl</text:p>
      <text:h text:style-name="Heading_20_2" text:outline-level="2"><text:bookmark-start text:name="__RefHeading__2172_74103170"/><text:soft-page-break/>Changement pour le client<text:bookmark-end text:name="__RefHeading__2172_74103170"/></text:h>
      <text:h text:style-name="Heading_20_3" text:outline-level="3"><text:bookmark-start text:name="__RefHeading__2174_74103170"/>Création d'un keystore<text:bookmark-end text:name="__RefHeading__2174_74103170"/></text:h>
      <text:p text:style-name="bodyheader3"><text:span text:style-name="T1">Objectif</text:span>: créer un keystore au format jks qui contient sa clé privée et sa chaîne de certification associée.</text:p>
      <text:p text:style-name="bodyheader3"></text:p>
      <text:p text:style-name="bodyheader3"><text:span text:style-name="T1">Méthode</text:span>:</text:p>
      <text:p text:style-name="P15">keytool -genkey -keyalg RSA -keysize 2048 -alias clientKey \</text:p>
      <text:p text:style-name="P15">-keystore clientKeystore.jks</text:p>
      <text:p text:style-name="P15"></text:p>
      <text:p text:style-name="P15">Entrez le mot de passe du fichier de clés : </text:p>
      <text:p text:style-name="P15">Ressaisissez le nouveau mot de passe : </text:p>
      <text:p text:style-name="P15">Quels sont vos nom et prénom ?</text:p>
      <text:p text:style-name="P15"><text:s text:c="2"/>[Unknown]: <text:s/>client</text:p>
      <text:p text:style-name="P15">Quel est le nom de votre unité organisationnelle ?</text:p>
      <text:p text:style-name="P15"><text:s text:c="2"/>[Unknown]: <text:s/>m2 fsi</text:p>
      <text:p text:style-name="P15">Quel est le nom de votre entreprise ?</text:p>
      <text:p text:style-name="P15"><text:s text:c="2"/>[Unknown]: <text:s/>amu</text:p>
      <text:p text:style-name="P15">Quel est le nom de votre ville de résidence ?</text:p>
      <text:p text:style-name="P15"><text:s text:c="2"/>[Unknown]: <text:s/>marseille</text:p>
      <text:p text:style-name="P15">Quel est le nom de votre état ou province ?</text:p>
      <text:p text:style-name="P15"><text:s text:c="2"/>[Unknown]: <text:s/>paca</text:p>
      <text:p text:style-name="P15">Quel est le code pays à deux lettres pour cette unité ?</text:p>
      <text:p text:style-name="P15"><text:s text:c="2"/>[Unknown]: <text:s/>fr</text:p>
      <text:p text:style-name="P15">Est-ce CN=client, OU=m2 fsi, O=amu, L=marseille, ST=paca, C=fr ?</text:p>
      <text:p text:style-name="P15"><text:s text:c="2"/>[non]: <text:s/>oui</text:p>
      <text:p text:style-name="P15"></text:p>
      <text:p text:style-name="P15">Entrez le mot de passe de la clé pour &lt;clientKey&gt;</text:p>
      <text:p text:style-name="P15"><text:tab/>(appuyez sur Entrée s'il s'agit du mot de passe du fichier de clés) :</text:p>
      <text:h text:style-name="Heading_20_3" text:outline-level="3"><text:bookmark-start text:name="__RefHeading__2176_74103170"/>Exportation du certificat autosigné au format PEM<text:bookmark-end text:name="__RefHeading__2176_74103170"/></text:h>
      <text:p text:style-name="bodyheader3"><text:span text:style-name="T1">Méthode:</text:span></text:p>
      <text:p text:style-name="P15">keytool -export -rfc -alias clientKey -file clientCert.pem \</text:p>
      <text:p text:style-name="P15">-keystore clientKeystore.jks</text:p>
      <text:p text:style-name="bodyheader3"><text:soft-page-break/><text:span text:style-name="T1">Attention</text:span>: la commande retourne le premier certificat de la chaîne de certification associée qui est toujours le certificat contenant la clé publique associé à la clé privée de l'entrée. Donc, si la longueur de la chaîne de certification associé à l'entrée est supérieur à 1, on ne peut pas récupérer le certificat de l'autorité racine avec cette commande.</text:p>
      <text:h text:style-name="Heading_20_3" text:outline-level="3"><text:bookmark-start text:name="__RefHeading__2178_74103170"/>Modification de la commande<text:bookmark-end text:name="__RefHeading__2178_74103170"/></text:h>
      <text:p text:style-name="P15">java -Djava.security.policy=../my.policy \</text:p>
      <text:p text:style-name="P16">-Djavax.net.ssl.keyStore=../data/clientKeystore.jks \</text:p>
      <text:p text:style-name="P16">-Djavax.net.ssl.keyStorePassword=ilfaitbeau \</text:p>
      <text:p text:style-name="P15">-Djavax.net.ssl.trustStore=../data/clientTruststore.jks \</text:p>
      <text:p text:style-name="P15">-Djavax.net.ssl.trustStorePassword=cocolasticot \</text:p>
      <text:p text:style-name="P15">main.EchoClient hello</text:p>
      <text:h text:style-name="Heading_20_2" text:outline-level="2"><text:bookmark-start text:name="__RefHeading__2180_74103170"/>Changement pour le registry<text:bookmark-end text:name="__RefHeading__2180_74103170"/></text:h>
      <text:h text:style-name="Heading_20_3" text:outline-level="3"><text:bookmark-start text:name="__RefHeading__2182_74103170"/>Création d'un keystore<text:bookmark-end text:name="__RefHeading__2182_74103170"/></text:h>
      <text:p text:style-name="bodyheader3"><text:span text:style-name="T1">Objectif</text:span>: créer un keystore au format jks qui contient sa clé privée et sa chaîne de certification associée.</text:p>
      <text:p text:style-name="bodyheader3"></text:p>
      <text:p text:style-name="bodyheader3"><text:span text:style-name="T1">Méthode</text:span>: (cf. II/client/création du keystore/méthode).</text:p>
      <text:h text:style-name="Heading_20_3" text:outline-level="3"><text:bookmark-start text:name="__RefHeading__2184_74103170"/><text:span text:style-name="T1">Exportation du certificat autosigné au format PEM</text:span><text:bookmark-end text:name="__RefHeading__2184_74103170"/></text:h>
      <text:p text:style-name="bodyheader3">(Cf. II/client/exportation du certificat autosigné au format pem).</text:p>
      <text:h text:style-name="Heading_20_3" text:outline-level="3"><text:bookmark-start text:name="__RefHeading__2186_74103170"/>Modification de la commande<text:bookmark-end text:name="__RefHeading__2186_74103170"/></text:h>
      <text:p text:style-name="P15">java \</text:p>
      <text:p text:style-name="P15">-Djava.security.policy=../my.policy \</text:p>
      <text:p text:style-name="P16">-Djavax.net.ssl.keyStore=../data/registryKeystore.jks \</text:p>
      <text:p text:style-name="P16">-Djavax.net.ssl.keyStorePassword=ilfaitbeau \</text:p>
      <text:p text:style-name="P15">-Djavax.net.ssl.trustStore=../data/registryTruststore.jks \</text:p>
      <text:p text:style-name="P15">-Djavax.net.ssl.trustStorePassword=cocolasticot \</text:p>
      <text:p text:style-name="P15">main.RmiRegistry</text:p>
      <text:h text:style-name="Heading_20_1" text:outline-level="1"><text:bookmark-start text:name="__RefHeading__122_74103170"/><text:soft-page-break/>Ajout de la protection du registry<text:bookmark-end text:name="__RefHeading__122_74103170"/></text:h>
      <text:h text:style-name="Heading_20_2" text:outline-level="2"><text:bookmark-start text:name="__RefHeading__2724_74103170"/>Changement pour le serveur<text:bookmark-end text:name="__RefHeading__2724_74103170"/></text:h>
      <text:h text:style-name="Heading_20_3" text:outline-level="3"><text:bookmark-start text:name="__RefHeading__2726_74103170"/>Modification du code<text:bookmark-end text:name="__RefHeading__2726_74103170"/></text:h>
      <text:p text:style-name="bodyheader3"><text:span text:style-name="T1">EchoImpl.java:</text:span></text:p>
      <text:p text:style-name="bodyheader3">on remplace</text:p>
      <text:p text:style-name="P15">public static void main (String args[]) throws Exception {</text:p>
      <text:p text:style-name="P15"><text:s text:c="2"/>...</text:p>
      <text:p text:style-name="P15"><text:s text:c="2"/>Registry registry = LocateRegistry.getRegistry(null, 1099);</text:p>
      <text:p text:style-name="P15"><text:s text:c="2"/>...</text:p>
      <text:p text:style-name="P15">}</text:p>
      <text:p text:style-name="bodyheader3">par</text:p>
      <text:p text:style-name="P15">public static void main (String args[]) throws Exception {</text:p>
      <text:p text:style-name="P15"><text:s text:c="2"/>...</text:p>
      <text:p text:style-name="P15"><text:s text:c="2"/>Registry registry = LocateRegistry.getRegistry(null, 1099,</text:p>
      <text:p text:style-name="P15"><text:tab/>new SslRMIClientSocketFactory());</text:p>
      <text:p text:style-name="P15"><text:s text:c="2"/>...</text:p>
      <text:p text:style-name="P15">}</text:p>
      <text:h text:style-name="Heading_20_2" text:outline-level="2"><text:bookmark-start text:name="__RefHeading__2728_74103170"/>Changement pour le client<text:bookmark-end text:name="__RefHeading__2728_74103170"/></text:h>
      <text:h text:style-name="Heading_20_3" text:outline-level="3"><text:bookmark-start text:name="__RefHeading__2730_74103170"/>Modification du code<text:bookmark-end text:name="__RefHeading__2730_74103170"/></text:h>
      <text:p text:style-name="bodyheader3"><text:span text:style-name="T1">EchoClient.java:</text:span></text:p>
      <text:p text:style-name="bodyheader3">on remplace</text:p>
      <text:p text:style-name="P15">public static void main (String args[]) throws Exception {</text:p>
      <text:p text:style-name="P15"><text:s text:c="2"/>...</text:p>
      <text:p text:style-name="P15"><text:s text:c="2"/>Registry registry = LocateRegistry.getRegistry(null, 1099);</text:p>
      <text:p text:style-name="P15"><text:s text:c="2"/>...</text:p>
      <text:p text:style-name="P15">}</text:p>
      <text:p text:style-name="bodyheader3">par</text:p>
      <text:p text:style-name="P15">public static void main (String args[]) throws Exception {</text:p>
      <text:p text:style-name="P15"><text:s text:c="2"/>...</text:p>
      <text:p text:style-name="P15"><text:s text:c="2"/>Registry registry = LocateRegistry.getRegistry(null, 1099, </text:p>
      <text:p text:style-name="P15"><text:soft-page-break/><text:tab/><text:tab/>new SslRMIClientSocketFactory());</text:p>
      <text:p text:style-name="P15"><text:s text:c="2"/>...</text:p>
      <text:p text:style-name="P15">}</text:p>
      <text:h text:style-name="Heading_20_3" text:outline-level="3"><text:bookmark-start text:name="__RefHeading__2732_74103170"/>Ajout du certificat du registry dans le truststore<text:bookmark-end text:name="__RefHeading__2732_74103170"/></text:h>
      <text:p text:style-name="bodyheader3"><text:span text:style-name="T1">Méthode</text:span>: (cf. I/client/création du truststore/méthode).</text:p>
      <text:h text:style-name="Heading_20_2" text:outline-level="2"><text:bookmark-start text:name="__RefHeading__2734_74103170"/>Changement pour le registry<text:bookmark-end text:name="__RefHeading__2734_74103170"/></text:h>
      <text:h text:style-name="Heading_20_3" text:outline-level="3"><text:bookmark-start text:name="__RefHeading__2736_74103170"/>Modification du code:<text:bookmark-end text:name="__RefHeading__2736_74103170"/></text:h>
      <text:p text:style-name="bodyheader3"><text:span text:style-name="T1">RmiRegistry.java:</text:span></text:p>
      <text:p text:style-name="bodyheader3">on remplace</text:p>
      <text:p text:style-name="P15">public static void main (String args[]) throws Exception {</text:p>
      <text:p text:style-name="P15"><text:s text:c="2"/>...</text:p>
      <text:p text:style-name="P15"><text:s text:c="2"/>LocateRegistry.createRegistry(1099);</text:p>
      <text:p text:style-name="P15"><text:s text:c="2"/>...</text:p>
      <text:p text:style-name="P15">}</text:p>
      <text:p text:style-name="bodyheader3">par</text:p>
      <text:p text:style-name="P15">public static void main (String args[]) throws Exception {</text:p>
      <text:p text:style-name="P15"><text:s text:c="2"/>...</text:p>
      <text:p text:style-name="P15"><text:s text:c="2"/>LocateRegistry.createRegistry(1099, new SslRMIClientSocketFactory(),</text:p>
      <text:p text:style-name="P15"><text:tab/>new SslRMIServerSocketFactory(null, null, true));</text:p>
      <text:p text:style-name="P15"><text:s text:c="2"/>...</text:p>
      <text:p text:style-name="P15">}</text:p>
      <text:h text:style-name="Heading_20_3" text:outline-level="3"><text:bookmark-start text:name="__RefHeading__2738_74103170"/>Ajout du certificat du client dans le truststore<text:bookmark-end text:name="__RefHeading__2738_74103170"/></text:h>
      <text:p text:style-name="bodyheader3"><text:span text:style-name="T1">Méthode</text:span>: (cf. I/client/création du truststore/méthode).</text:p>
      <text:h text:style-name="Heading_20_1" text:outline-level="1"><text:bookmark-start text:name="__RefHeading__124_74103170"/>Utilisation de tls 1.2<text:bookmark-end text:name="__RefHeading__124_74103170"/></text:h>
      <text:h text:style-name="Heading_20_2" text:outline-level="2"><text:bookmark-start text:name="__RefHeading__3116_74103170"/>Changement pour le serveur<text:bookmark-end text:name="__RefHeading__3116_74103170"/></text:h>
      <text:h text:style-name="Heading_20_3" text:outline-level="3"><text:bookmark-start text:name="__RefHeading__3118_74103170"/>Modification du code<text:bookmark-end text:name="__RefHeading__3118_74103170"/></text:h>
      <text:p text:style-name="bodyheader3"><text:span text:style-name="T1">EchoImpl.java:</text:span></text:p>
      <text:p text:style-name="bodyheader3">on remplace</text:p>
      <text:p text:style-name="P15"><text:soft-page-break/>public EchoImpl() throws RemoteException {</text:p>
      <text:p text:style-name="P15"><text:s text:c="2"/>super(0,new SslRMIClientSocketFactory(),</text:p>
      <text:p text:style-name="P15"><text:s text:c="10"/>new SslRMIServerSocketFactory(null,null,true));</text:p>
      <text:p text:style-name="P15">} </text:p>
      <text:p text:style-name="bodyheader3">par</text:p>
      <text:p text:style-name="P15">public EchoImpl() throws RemoteException {</text:p>
      <text:p text:style-name="P15"><text:s text:c="2"/>super(0,new SslRMIClientSocketFactory(),</text:p>
      <text:p text:style-name="P15"><text:s text:c="10"/>new SslRMIServerSocketFactory(</text:p>
      <text:p text:style-name="P15"><text:s text:c="17"/>null,</text:p>
      <text:p text:style-name="P15"><text:s text:c="17"/>new String[] {"TLSv1.2"},</text:p>
      <text:p text:style-name="P15"><text:s text:c="17"/>true));</text:p>
      <text:p text:style-name="P15">} </text:p>
      <text:h text:style-name="Heading_20_3" text:outline-level="3"><text:bookmark-start text:name="__RefHeading__3120_74103170"/><text:span text:style-name="T1">Modification de la commande</text:span><text:bookmark-end text:name="__RefHeading__3120_74103170"/></text:h>
      <text:p text:style-name="P15">java -Djava.security.policy=../my.policy \</text:p>
      <text:p text:style-name="P15">-Djavax.net.ssl.keyStore=../data/serverKeystore.jks \</text:p>
      <text:p text:style-name="P15">-Djavax.net.ssl.keyStorePassword=ilfaitbeau \</text:p>
      <text:p text:style-name="P15">-Djavax.net.ssl.trustStore=../data/serverTruststore.jks \</text:p>
      <text:p text:style-name="P15">-Djavax.net.ssl.trustStorePassword=cocolasticot \</text:p>
      <text:p text:style-name="P15"><text:span text:style-name="T1">-Djavax.rmi.ssl.client.enabledProtocols=TLSv1.2 \</text:span></text:p>
      <text:p text:style-name="P15">-Djavax.net.debug=ssl \</text:p>
      <text:p text:style-name="P15">main.EchoImpl</text:p>
      <text:h text:style-name="Heading_20_2" text:outline-level="2"><text:bookmark-start text:name="__RefHeading__3122_74103170"/>Changement pour le client<text:bookmark-end text:name="__RefHeading__3122_74103170"/></text:h>
      <text:h text:style-name="Heading_20_3" text:outline-level="3"><text:bookmark-start text:name="__RefHeading__3124_74103170"/><text:span text:style-name="T1">Modification de la commande</text:span><text:bookmark-end text:name="__RefHeading__3124_74103170"/></text:h>
      <text:p text:style-name="P15">java -Djava.security.policy=../my.policy \</text:p>
      <text:p text:style-name="P15">-Djavax.net.ssl.keyStore=../data/clientKeystore.jks \</text:p>
      <text:p text:style-name="P15">-Djavax.net.ssl.keyStorePassword=ilfaitbeau \</text:p>
      <text:p text:style-name="P15">-Djavax.net.ssl.trustStore=../data/clientTruststore.jks \</text:p>
      <text:p text:style-name="P15">-Djavax.net.ssl.trustStorePassword=cocolasticot \</text:p>
      <text:p text:style-name="P15"><text:span text:style-name="T1">-Djavax.rmi.ssl.client.enabledProtocols=TLSv1.2 \</text:span></text:p>
      <text:p text:style-name="P15">main.EchoClient hello</text:p>
      <text:h text:style-name="Heading_20_2" text:outline-level="2"><text:bookmark-start text:name="__RefHeading__3126_74103170"/><text:soft-page-break/>Changement pour le registry<text:bookmark-end text:name="__RefHeading__3126_74103170"/></text:h>
      <text:h text:style-name="Heading_20_3" text:outline-level="3"><text:bookmark-start text:name="__RefHeading__3128_74103170"/>Modification du code<text:bookmark-end text:name="__RefHeading__3128_74103170"/></text:h>
      <text:p text:style-name="bodyheader3"><text:span text:style-name="T1">RmiRegistry.java:</text:span></text:p>
      <text:p text:style-name="bodyheader3">on remplace</text:p>
      <text:p text:style-name="P15">public static void main (String args[]) throws Exception {</text:p>
      <text:p text:style-name="P15"><text:s text:c="2"/>...</text:p>
      <text:p text:style-name="P15"><text:s text:c="2"/>LocateRegistry.createRegistry(1099, new SslRMIClientSocketFactory(),</text:p>
      <text:p text:style-name="P15"><text:tab/>new SslRMIServerSocketFactory(null, null, true));</text:p>
      <text:p text:style-name="P15"><text:s text:c="2"/>...</text:p>
      <text:p text:style-name="P15">}</text:p>
      <text:p text:style-name="bodyheader3">par</text:p>
      <text:p text:style-name="P15">public static void main (String args[]) throws Exception {</text:p>
      <text:p text:style-name="P15"><text:s text:c="2"/>...</text:p>
      <text:p text:style-name="P15"><text:s text:c="2"/>LocateRegistry.createRegistry(1099, new SslRMIClientSocketFactory(),</text:p>
      <text:p text:style-name="P15"><text:tab/>new SslRMIServerSocketFactory(null, new String[] {"TLSv1.2"}, true));</text:p>
      <text:p text:style-name="P15"><text:s text:c="2"/>...</text:p>
      <text:p text:style-name="P15">}</text:p>
      <text:h text:style-name="Heading_20_3" text:outline-level="3"><text:bookmark-start text:name="__RefHeading__3130_74103170"/>modification de la commande<text:bookmark-end text:name="__RefHeading__3130_74103170"/></text:h>
      <text:p text:style-name="P15">java \</text:p>
      <text:p text:style-name="P15">-Djava.security.policy=../my.policy \</text:p>
      <text:p text:style-name="P15">-Djavax.net.ssl.keyStore=../data/registryKeystore.jks \</text:p>
      <text:p text:style-name="P15">-Djavax.net.ssl.keyStorePassword=ilfaitbeau \</text:p>
      <text:p text:style-name="P15">-Djavax.net.ssl.trustStore=../data/registryTruststore.jks \</text:p>
      <text:p text:style-name="P15">-Djavax.net.ssl.trustStorePassword=cocolasticot \</text:p>
      <text:p text:style-name="P15"><text:span text:style-name="T1">-Djavax.rmi.ssl.client.enabledProtocols=TLSv1.2 \</text:span></text:p>
      <text:p text:style-name="P15">-Djavax.net.debug=ssl \</text:p>
      <text:p text:style-name="P15">main.RmiRegistry</text:p>
      <text:h text:style-name="Heading_20_1" text:outline-level="1"><text:bookmark-start text:name="__RefHeading__126_74103170"/>Accès à des suites cryptographiques plus robustes<text:bookmark-end text:name="__RefHeading__126_74103170"/></text:h>
      <text:h text:style-name="Heading_20_2" text:outline-level="2"><text:bookmark-start text:name="__RefHeading__4044_74103170"/>Objectif<text:bookmark-end text:name="__RefHeading__4044_74103170"/></text:h>
      <text:p text:style-name="bodyheader2">Accéder à des suites cryptographiques utilisant des tailles de clés plus grandes pour leur algorithme de chiffrement symétrique. comme par exemple, la suite TLS_ECDHE_RSA_ <text:soft-page-break/>WITH_AES_256_CBC_SHA afin d'améliorer la confidentialité des données échangées.</text:p>
      <text:h text:style-name="Heading_20_2" text:outline-level="2"><text:bookmark-start text:name="__RefHeading__4046_74103170"/>Problème<text:bookmark-end text:name="__RefHeading__4046_74103170"/></text:h>
      <text:p text:style-name="bodyheader2">par défaut,les suites cryptographique proposées sont</text:p>
      <text:p text:style-name="P6">[TLS_ECDHE_ECDSA_WITH_AES_128_CBC_SHA, TLS_ECDHE_RSA_WITH_AES_128_CBC_SHA, <text:s text:c="2"/>TLS_RSA_WITH_AES_128_CBC_SHA,TLS_ECDH_ECDSA_WITH_AES_128_CBC_SHA, TLS_ECDH_RSA_WITH_AES_128_CBC_SHA, TLS_DHE_RSA_WITH_AES_128_CBC_SHA, TLS_DHE_DSS_WITH_AES_128_CBC_SHA, TLS_ECDHE_ECDSA_WITH_RC4_128_SHA, <text:s text:c="2"/>TLS_ECDHE_RSA_WITH_RC4_128_SHA,SSL_RSA_WITH_RC4_128_SHA, TLS_ECDH_ECDSA_WITH_RC4_128_SHA, TLS_ECDH_RSA_WITH_RC4_128_SHA, TLS_ECDHE_ECDSA_WITH_3DES_EDE_CBC_SHA,TLS_ECDHE_RSA_WITH_3DES_EDE_CBC_SHA, SSL_RSA_WITH_3DES_EDE_CBC_SHA, TLS_ECDH_ECDSA_WITH_3DES_EDE_CBC_SHA, TLS_ECDH_RSA_WITH_3DES_EDE_CBC_SHA,SSL_DHE_RSA_WITH_3DES_EDE_CBC_SHA, SSL_DHE_DSS_WITH_3DES_EDE_CBC_SHA, SSL_RSA_WITH_RC4_128_MD5, TLS_EMPTY_RENEGOTIATION_INFO_SCSV]</text:p>
      <text:p text:style-name="bodyheader2">donc le mieux qu'on puisse négocier avec notre type de certificat </text:p>
      <text:p text:style-name="bodyheader2">est TLS_ECDHE_RSA_WITH_AES_128_CBC_SHA.</text:p>
      <text:h text:style-name="Heading_20_2" text:outline-level="2"><text:bookmark-start text:name="__RefHeading__4048_74103170"/>Cause<text:bookmark-end text:name="__RefHeading__4048_74103170"/></text:h>
      <text:p text:style-name="bodyheader2">java limite la taille des clés de certains algorithme de chiffrement comme on peut le constater à la lecture du fichier "default_local.policy" qui se trouve dans l'archive "jdk1.7.0_71/jre/lib/security/local_policy.jar" et dont voici le contenu:</text:p>
      <text:p text:style-name="P5">grant {</text:p>
      <text:p text:style-name="P5"><text:s text:c="4"/>permission javax.crypto.CryptoPermission "DES", 64;</text:p>
      <text:p text:style-name="P5"><text:s text:c="4"/>permission javax.crypto.CryptoPermission "DESede", *;</text:p>
      <text:p text:style-name="P5"><text:s text:c="4"/>permission javax.crypto.CryptoPermission "RC2", 128,</text:p>
      <text:p text:style-name="P5"><text:s text:c="37"/>"javax.crypto.spec.RC2ParameterSpec", 128;</text:p>
      <text:p text:style-name="P5"><text:s text:c="4"/>permission javax.crypto.CryptoPermission "RC4", 128;</text:p>
      <text:p text:style-name="P5"><text:s text:c="4"/>permission javax.crypto.CryptoPermission "RC5", 128,</text:p>
      <text:p text:style-name="P5"><text:s text:c="10"/>"javax.crypto.spec.RC5ParameterSpec", *, 12, *;</text:p>
      <text:p text:style-name="P5"><text:s text:c="4"/>permission javax.crypto.CryptoPermission "RSA", *;</text:p>
      <text:p text:style-name="P5"><text:s text:c="4"/>permission javax.crypto.CryptoPermission *, 128;</text:p>
      <text:p text:style-name="P5">};</text:p>
      <text:h text:style-name="Heading_20_2" text:outline-level="2"><text:bookmark-start text:name="__RefHeading__4050_74103170"/><text:soft-page-break/>Solution<text:bookmark-end text:name="__RefHeading__4050_74103170"/></text:h>
      <text:p text:style-name="bodyheader2">Modifier la politique de sécurité de java concernant la cryptographie.</text:p>
      <text:h text:style-name="Heading_20_2" text:outline-level="2"><text:bookmark-start text:name="__RefHeading__4052_74103170"/>Méthode<text:bookmark-end text:name="__RefHeading__4052_74103170"/></text:h>
      <text:p text:style-name="bodyheader2">Télécharger l'archive "UnlimitedJCEPolicyJDK7.zip" dans le répertoire "jdk1.7.0_71/jre/lib/security/"</text:p>
      <text:p text:style-name="bodyheader2">Lien: <text:a xlink:type="simple" xlink:href="http://www.oracle.com/technetwork/java/javase/downloads/jce-7-download-432124.html">http://www.oracle.com/technetwork/java/javase/downloads/jce-7-download-432124.html</text:a></text:p>
      <text:p text:style-name="bodyheader2">Dans le répertoire "jdk1.7.0_71/jre/lib/security/" faire :</text:p>
      <text:p text:style-name="P5">unzip "UnlimitedJCEPolicyJDK7.zip";</text:p>
      <text:p text:style-name="P5">mv local_policy.jar local_policy.bak.jar;</text:p>
      <text:p text:style-name="P5">cp UnlimitedJCEPolicy/local_policy.jar ./;</text:p>
      <text:p text:style-name="P5">rm -r UnlimitedJCEPolicy.zip UnlimitedJCEPolicy/;</text:p>
      <text:p text:style-name="bodyheader2">Maintenant la taille des clés n'est plus limité car la politique de sécurité de java pour la cryptographie donne maintenant tous les droits:</text:p>
      <text:p text:style-name="P5">grant {</text:p>
      <text:p text:style-name="P5"><text:s text:c="4"/>// There is no restriction to any algorithms.</text:p>
      <text:p text:style-name="P5"><text:s text:c="4"/>permission javax.crypto.CryptoAllPermission;</text:p>
      <text:p text:style-name="P5">};</text:p>
      <text:h text:style-name="Heading_20_2" text:outline-level="2"><text:bookmark-start text:name="__RefHeading__4054_74103170"/>Résultat<text:bookmark-end text:name="__RefHeading__4054_74103170"/></text:h>
      <text:p text:style-name="bodyheader2">Voici les suites cryptographiques qu'on nous propose par défaut:</text:p>
      <text:p text:style-name="P6">[TLS_ECDHE_ECDSA_WITH_AES_256_CBC_SHA, TLS_ECDHE_RSA_WITH_AES_256_CBC_SHA, TLS_RSA_WITH_AES_256_CBC_SHA, TLS_ECDH_ECDSA_WITH_AES_256_CBC_SHA,TLS_ECDH_RSA_WITH_AES_256_CBC_SHA, TLS_DHE_RSA_WITH_AES_256_CBC_SHA,TLS_DHE_DSS_WITH_AES_256_CBC_SHA, </text:p>
      <text:p text:style-name="P6"><text:span text:style-name="T1">…</text:span>, </text:p>
      <text:p text:style-name="P6">TLS_EMPTY_RENEGOTIATION_INFO_SCSV]</text:p>
      <text:p text:style-name="bodyheader2">Nous pouvons désormais négocier des suites cryptographiques à base d'AES-256 qui ont l'avantage d'être plus difficile à casser.</text:p>
      <text:p text:style-name="bodyheader2"></text:p>
      <text:p text:style-name="bodyheader2">la liste des suites cryptographiques supportés par java 7:</text:p>
      <text:p text:style-name="bodyheader2"><text:a xlink:type="simple" xlink:href="http://docs.oracle.com/javase/7/docs/technotes/guides/security/SunProviders.html">http://docs.oracle.com/javase/7/docs/technotes/guides/security/SunProviders.html</text:a></text:p>
      <text:p text:style-name="bodyheader2">à "The SunJSSE Provider/Cipher Suites".</text:p>
      <text:h text:style-name="Heading_20_1" text:outline-level="1"><text:bookmark-start text:name="__RefHeading__128_74103170"/><text:soft-page-break/>Utilisation de la suite : TLS_ECDHE_RSA_WITH_AES_256_CBC_SHA384<text:bookmark-end text:name="__RefHeading__128_74103170"/></text:h>
      <text:h text:style-name="Heading_20_2" text:outline-level="2"><text:bookmark-start text:name="__RefHeading__4056_74103170"/>Changement pour le serveur<text:bookmark-end text:name="__RefHeading__4056_74103170"/></text:h>
      <text:h text:style-name="Heading_20_3" text:outline-level="3"><text:bookmark-start text:name="__RefHeading__4058_74103170"/>Modification du code:<text:bookmark-end text:name="__RefHeading__4058_74103170"/></text:h>
      <text:p text:style-name="bodyheader3"><text:span text:style-name="T1">EchoImpl.java</text:span><text:span text:style-name="T4">:</text:span></text:p>
      <text:p text:style-name="bodyheader3">on remplace</text:p>
      <text:p text:style-name="P15">public EchoImpl() throws RemoteException {</text:p>
      <text:p text:style-name="P15">public EchoImpl() throws RemoteException {</text:p>
      <text:p text:style-name="P15"><text:s text:c="2"/>super(0,new SslRMIClientSocketFactory(),</text:p>
      <text:p text:style-name="P15"><text:s text:c="10"/>new SslRMIServerSocketFactory(</text:p>
      <text:p text:style-name="P15"><text:s text:c="17"/>null,</text:p>
      <text:p text:style-name="P15"><text:s text:c="17"/>new String[] {"TLSv1.2"},</text:p>
      <text:p text:style-name="P15"><text:s text:c="17"/>true));</text:p>
      <text:p text:style-name="P15">} </text:p>
      <text:p text:style-name="bodyheader3">par</text:p>
      <text:p text:style-name="P15">public EchoImpl() throws RemoteException {</text:p>
      <text:p text:style-name="P15"><text:s text:c="2"/>super(0,new SslRMIClientSocketFactory(),</text:p>
      <text:p text:style-name="P15"><text:s text:c="10"/>new SslRMIServerSocketFactory(</text:p>
      <text:p text:style-name="P15"><text:s text:c="17"/>new String[] {"TLS_ECDHE_RSA_WITH_AES_256_CBC_SHA384"},</text:p>
      <text:p text:style-name="P15"><text:s text:c="17"/>new String[] {"TLSv1.2"},</text:p>
      <text:p text:style-name="P15"><text:s text:c="17"/>true));</text:p>
      <text:p text:style-name="P15">} </text:p>
      <text:h text:style-name="Heading_20_3" text:outline-level="3"><text:bookmark-start text:name="__RefHeading__4060_74103170"/>Modification de la commande<text:bookmark-end text:name="__RefHeading__4060_74103170"/></text:h>
      <text:p text:style-name="P15">java -Djava.security.policy=../my.policy \</text:p>
      <text:p text:style-name="P15">-Djavax.net.ssl.keyStore=../data/serverKeystore.jks \</text:p>
      <text:p text:style-name="P15">-Djavax.net.ssl.keyStorePassword=ilfaitbeau \</text:p>
      <text:p text:style-name="P15">-Djavax.net.ssl.trustStore=../data/serverTruststore.jks \</text:p>
      <text:p text:style-name="P15">-Djavax.net.ssl.trustStorePassword=cocolasticot \</text:p>
      <text:p text:style-name="P15">-Djavax.rmi.ssl.client.enabledProtocols=TLSv1.2 \</text:p>
      <text:p text:style-name="P16">-Djavax.rmi.ssl.client.\</text:p>
      <text:p text:style-name="P16">enabledCipherSuites=TLS_ECDHE_RSA_WITH_AES_256_CBC_SHA384 \</text:p>
      <text:p text:style-name="P15"><text:soft-page-break/>-Djavax.net.debug=ssl \</text:p>
      <text:p text:style-name="P15">main.EchoImpl</text:p>
      <text:h text:style-name="Heading_20_2" text:outline-level="2"><text:bookmark-start text:name="__RefHeading__4062_74103170"/>Changement pour le client<text:bookmark-end text:name="__RefHeading__4062_74103170"/></text:h>
      <text:h text:style-name="Heading_20_3" text:outline-level="3"><text:bookmark-start text:name="__RefHeading__4064_74103170"/>Modification de la commande<text:bookmark-end text:name="__RefHeading__4064_74103170"/></text:h>
      <text:p text:style-name="P15">java -Djava.security.policy=../my.policy \</text:p>
      <text:p text:style-name="P15">-Djavax.net.ssl.keyStore=../data/clientKeystore.jks \</text:p>
      <text:p text:style-name="P15">-Djavax.net.ssl.keyStorePassword=ilfaitbeau \</text:p>
      <text:p text:style-name="P15">-Djavax.net.ssl.trustStore=../data/clientTruststore.jks \</text:p>
      <text:p text:style-name="P15">-Djavax.net.ssl.trustStorePassword=cocolasticot \</text:p>
      <text:p text:style-name="P15">-Djavax.rmi.ssl.client.enabledProtocols=TLSv1.2 \</text:p>
      <text:p text:style-name="P16">-Djavax.rmi.ssl.client.\</text:p>
      <text:p text:style-name="P16">enabledCipherSuites=TLS_ECDHE_RSA_WITH_AES_256_CBC_SHA384 \</text:p>
      <text:p text:style-name="P15">main.EchoClient hello</text:p>
      <text:h text:style-name="Heading_20_2" text:outline-level="2"><text:bookmark-start text:name="__RefHeading__4066_74103170"/>Changement pour le registry<text:bookmark-end text:name="__RefHeading__4066_74103170"/></text:h>
      <text:h text:style-name="Heading_20_3" text:outline-level="3"><text:bookmark-start text:name="__RefHeading__4068_74103170"/>Modification du code<text:bookmark-end text:name="__RefHeading__4068_74103170"/></text:h>
      <text:p text:style-name="bodyheader3"><text:span text:style-name="T1">RmiRegistry.java</text:span>:</text:p>
      <text:p text:style-name="bodyheader3">on remplace</text:p>
      <text:p text:style-name="P15">public static void main (String args[]) throws Exception {</text:p>
      <text:p text:style-name="P15"><text:s text:c="2"/>...</text:p>
      <text:p text:style-name="P15"><text:s text:c="2"/>LocateRegistry.createRegistry(</text:p>
      <text:p text:style-name="P15"><text:s text:c="19"/>1099,</text:p>
      <text:p text:style-name="P15"><text:s text:c="19"/>new SslRMIClientSocketFactory(),</text:p>
      <text:p text:style-name="P15"><text:s text:c="19"/>new SslRMIServerSocketFactory(</text:p>
      <text:p text:style-name="P15"><text:s text:c="25"/>null, </text:p>
      <text:p text:style-name="P15"><text:s text:c="25"/>new String[] {"TLSv1.2"}, </text:p>
      <text:p text:style-name="P15"><text:s text:c="25"/>true));</text:p>
      <text:p text:style-name="P15"><text:s text:c="2"/>...</text:p>
      <text:p text:style-name="P15">}</text:p>
      <text:p text:style-name="bodyheader3">par</text:p>
      <text:p text:style-name="P15">public static void main (String args[]) throws Exception {</text:p>
      <text:p text:style-name="P15"><text:soft-page-break/><text:s text:c="2"/>...</text:p>
      <text:p text:style-name="P15"><text:s text:c="2"/>LocateRegistry.createRegistry(</text:p>
      <text:p text:style-name="P15"><text:s text:c="19"/>1099,</text:p>
      <text:p text:style-name="P15"><text:s text:c="19"/>new SslRMIClientSocketFactory(),</text:p>
      <text:p text:style-name="P15"><text:s text:c="19"/>new SslRMIServerSocketFactory(</text:p>
      <text:p text:style-name="P15"><text:s text:c="25"/>new String[] {"TLS_ECDHE_RSA_WITH_AES_256_CBC_SHA384", </text:p>
      <text:p text:style-name="P15"><text:s text:c="25"/>new String[] {"TLSv1.2"}, </text:p>
      <text:p text:style-name="P15"><text:s text:c="25"/>true));</text:p>
      <text:p text:style-name="P15"><text:s text:c="2"/>...</text:p>
      <text:p text:style-name="P15">}</text:p>
      <text:h text:style-name="Heading_20_3" text:outline-level="3"><text:bookmark-start text:name="__RefHeading__4070_74103170"/>Modification de la commande:<text:bookmark-end text:name="__RefHeading__4070_74103170"/></text:h>
      <text:p text:style-name="P15">java \</text:p>
      <text:p text:style-name="P15">-Djava.security.policy=../my.policy \</text:p>
      <text:p text:style-name="P15">-Djavax.net.ssl.keyStore=../data/registryKeystore.jks \</text:p>
      <text:p text:style-name="P15">-Djavax.net.ssl.keyStorePassword=ilfaitbeau \</text:p>
      <text:p text:style-name="P15">-Djavax.net.ssl.trustStore=../data/registryTruststore.jks \</text:p>
      <text:p text:style-name="P15">-Djavax.net.ssl.trustStorePassword=cocolasticot \</text:p>
      <text:p text:style-name="P15">-Djavax.rmi.ssl.client.enabledProtocols=TLSv1.2 \</text:p>
      <text:p text:style-name="P16">-Djavax.rmi.ssl.client.\</text:p>
      <text:p text:style-name="P16">enabledCipherSuites=TLS_ECDHE_RSA_WITH_AES_256_CBC_SHA384 \</text:p>
      <text:p text:style-name="P15">-Djavax.net.debug=ssl \</text:p>
      <text:p text:style-name="P15">main.RmiRegis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text-indent="-0.76cm" style:auto-text-indent="false" style:page-number="auto" fo:background-color="#cfe7f5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.52cm" fo:margin-right="0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2.281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3.039cm" fo:margin-right="0cm" fo:text-indent="-0.7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odyheader2" style:family="paragraph" style:parent-style-name="Text_20_body">
      <style:paragraph-properties fo:margin="100%" fo:margin-left="0.76cm" fo:margin-right="0cm" fo:text-indent="0cm" style:auto-text-indent="false"/>
    </style:style>
    <style:style style:name="Untitled1" style:family="paragraph" style:parent-style-name="Text_20_body"/>
    <style:style style:name="bodyheader3" style:family="paragraph" style:parent-style-name="Text_20_body">
      <style:paragraph-properties fo:margin="100%" fo:margin-left="1.559cm" fo:margin-right="0cm" fo:text-indent="0cm" style:auto-text-indent="false"/>
    </style:style>
    <style:style style:name="bodyheader4" style:family="paragraph" style:parent-style-name="Text_20_body">
      <style:paragraph-properties fo:margin="100%" fo:margin-left="2.281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itle/></text:p>
      </style:header>
      <style:footer>
        <text:p text:style-name="MP1"><text:page-number text:select-page="current">19</text:page-number>/<text:page-count>2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K@ </meta:initial-creator>
    <meta:creation-date>2015-01-06T17:52:10</meta:creation-date>
    <meta:generator>LibreOffice/3.5$Linux_X86_64 LibreOffice_project/350m1$Build-2</meta:generator>
    <dc:date>2015-01-06T23:34:49</dc:date>
    <dc:creator>VOIDK@ </dc:creator>
    <meta:editing-duration>PT5H37M59S</meta:editing-duration>
    <meta:editing-cycles>754</meta:editing-cycles>
    <meta:document-statistic meta:table-count="0" meta:image-count="0" meta:object-count="0" meta:page-count="21" meta:paragraph-count="555" meta:word-count="2746" meta:character-count="23930" meta:non-whitespace-character-count="20362"/>
  </office:meta>
</office:document-meta>
</file>